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5.4264in" svg:height="8.5193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26T15:22:47.37</meta:creation-date>
    <dc:date>2022-01-21T15:05:43.78</dc:date>
    <dc:creator>James Lombardi</dc:creator>
    <meta:editing-duration>PT26M32S</meta:editing-duration>
    <meta:editing-cycles>13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 fo:font-size="14pt" style:font-size-asian="14pt" style:font-size-complex="14pt"/>
    </style:style>
    <style:style style:name="T7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text-position="33%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>
            <text:p>Table 9. Photon energies (<text:span text:style-name="T1">E</text:span><text:span text:style-name="T2">P</text:span>'s) and orbital radii (<text:span text:style-name="T1">r/R</text:span><text:span text:style-name="T2">s</text:span>) used for the construction of 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>
            <text:p>Figs. 13,16,17 and 18. The individual pairings of <text:span text:style-name="T1">E</text:span><text:span text:style-name="T2">p</text:span>'s and <text:span text:style-name="T1">r/R</text:span><text:span text:style-name="T2">s</text:span>'s are determined by 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office:value-type="string">
            <text:p>first pairing Ep(7,∞) with the inner radius of the A ring and the inner and outer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office:value-type="string">
            <text:p>radius of the C ring. Then the other pairings automatically fall into place.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>
            <text:p>Satellite or Ring Edge Name <text:s text:c="5"/><text:span text:style-name="T1"><text:s text:c="5"/></text:span><text:span text:style-name="T3">[</text:span><text:span text:style-name="T1">i</text:span><text:span text:style-name="T3">]</text:span><text:span text:style-name="T4">a</text:span></text:p>
          </table:table-cell>
          <table:table-cell/>
          <table:table-cell table:style-name="ce3" office:value-type="string">
            <text:p><text:span text:style-name="T1"><text:s/></text:span><text:span text:style-name="T1">r/R</text:span><text:span text:style-name="T2">s </text:span><text:span text:style-name="T7">b</text:span></text:p>
          </table:table-cell>
          <table:table-cell table:style-name="ce3" office:value-type="string">
            <text:p><text:span text:style-name="T1">n</text:span><text:span text:style-name="T2">f</text:span><text:span text:style-name="T9"> ,</text:span><text:span text:style-name="T1">n</text:span><text:span text:style-name="T2">i </text:span><text:span text:style-name="T7">c</text:span></text:p>
          </table:table-cell>
          <table:table-cell table:style-name="ce5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9"> ,</text:span><text:span text:style-name="T1">n</text:span><text:span text:style-name="T2">i </text:span><text:span text:style-name="T9">)</text:span><text:span text:style-name="T7">c</text:span><text:span text:style-name="T9"> </text:span></text:p>
          </table:table-cell>
          <table:table-cell table:style-name="ce1"/>
        </table:table-row>
        <table:table-row table:style-name="ro3">
          <table:table-cell table:number-columns-repeated="2"/>
          <table:table-cell table:style-name="ce1"/>
          <table:table-cell table:style-name="ce3"/>
          <table:table-cell table:style-name="ce5" office:value-type="string">
            <text:p><text:s text:c="5"/><text:span text:style-name="T3">(cm</text:span><text:span text:style-name="T10">-1</text:span><text:span text:style-name="T3">)</text:span></text:p>
          </table:table-cell>
          <table:table-cell table:style-name="ce1"/>
        </table:table-row>
        <table:table-row table:style-name="ro2">
          <table:table-cell office:value-type="string">
            <text:p>Saturn's Equatorial radius</text:p>
          </table:table-cell>
          <table:table-cell table:style-name="ce1"/>
          <table:table-cell office:value-type="string">
            <text:p>1.000 <text:s text:c="11"/>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Inner Edge D ring</text:p>
          </table:table-cell>
          <table:table-cell office:value-type="string">
            <text:p>[29] </text:p>
          </table:table-cell>
          <table:table-cell office:value-type="string">
            <text:p>1.110 <text:s text:c="2"/></text:p>
          </table:table-cell>
          <table:table-cell office:value-type="string">
            <text:p>6,∞</text:p>
          </table:table-cell>
          <table:table-cell office:value-type="string">
            <text:p><text:s text:c="6"/>3048.3 </text:p>
          </table:table-cell>
          <table:table-cell/>
        </table:table-row>
        <table:table-row table:style-name="ro4">
          <table:table-cell office:value-type="string">
            <text:p>D68 ringlet</text:p>
          </table:table-cell>
          <table:table-cell office:value-type="string">
            <text:p>[28] </text:p>
          </table:table-cell>
          <table:table-cell office:value-type="string">
            <text:p>1.122<text:span text:style-name="T8">d</text:span> <text:s text:c="2"/></text:p>
          </table:table-cell>
          <table:table-cell office:value-type="string">
            <text:p>5,9</text:p>
          </table:table-cell>
          <table:table-cell office:value-type="string">
            <text:p><text:s text:c="6"/>3034.7 </text:p>
          </table:table-cell>
          <table:table-cell/>
        </table:table-row>
        <table:table-row table:style-name="ro3">
          <table:table-cell office:value-type="string">
            <text:p>D72 ringlet</text:p>
          </table:table-cell>
          <table:table-cell office:value-type="string">
            <text:p>[27] </text:p>
          </table:table-cell>
          <table:table-cell office:value-type="string">
            <text:p>1.187<text:span text:style-name="T4">d</text:span></text:p>
          </table:table-cell>
          <table:table-cell office:value-type="string">
            <text:p>5,8</text:p>
          </table:table-cell>
          <table:table-cell office:value-type="string">
            <text:p><text:s text:c="6"/>2674.8 </text:p>
          </table:table-cell>
          <table:table-cell/>
        </table:table-row>
        <table:table-row table:style-name="ro3">
          <table:table-cell office:value-type="string">
            <text:p>D73 ringlet</text:p>
          </table:table-cell>
          <table:table-cell office:value-type="string">
            <text:p>[26] </text:p>
          </table:table-cell>
          <table:table-cell office:value-type="string">
            <text:p>1.216<text:span text:style-name="T4">d</text:span> </text:p>
          </table:table-cell>
          <table:table-cell office:value-type="string">
            <text:p>4,5</text:p>
          </table:table-cell>
          <table:table-cell office:value-type="string">
            <text:p><text:s text:c="6"/>2469.1 </text:p>
          </table:table-cell>
          <table:table-cell/>
        </table:table-row>
        <table:table-row table:style-name="ro2">
          <table:table-cell office:value-type="string">
            <text:p>Outer Edge D ring </text:p>
          </table:table-cell>
          <table:table-cell/>
          <table:table-cell office:value-type="string">
            <text:p>1.236 </text:p>
          </table:table-cell>
          <table:table-cell table:number-columns-repeated="3"/>
        </table:table-row>
        <table:table-row table:style-name="ro2">
          <table:table-cell office:value-type="string">
            <text:p>Inner Edge C ring</text:p>
          </table:table-cell>
          <table:table-cell office:value-type="string">
            <text:p>[25] </text:p>
          </table:table-cell>
          <table:table-cell office:value-type="string">
            <text:p>1.239 </text:p>
          </table:table-cell>
          <table:table-cell office:value-type="string">
            <text:p>7,∞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Titan ringlet in Colombo Gap </text:p>
          </table:table-cell>
          <table:table-cell office:value-type="string">
            <text:p>[24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2">
          <table:table-cell office:value-type="string">
            <text:p>Titan ringlet in Colombo Gap </text:p>
          </table:table-cell>
          <table:table-cell office:value-type="string">
            <text:p>[24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3 </text:p>
          </table:table-cell>
          <table:table-cell/>
        </table:table-row>
        <table:table-row table:style-name="ro1">
          <table:table-cell office:value-type="string">
            <text:p><text:s text:c="3"/>Average <text:s/>Titan ringlet <text:span text:style-name="T1">E</text:span><text:span text:style-name="T2">p</text:span><text:span text:style-name="T1">'s</text:span></text:p>
          </table:table-cell>
          <table:table-cell office:value-type="string">
            <text:p>[24] </text:p>
          </table:table-cell>
          <table:table-cell office:value-type="string">
            <text:p>1.292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5">
          <table:table-cell office:value-type="string">
            <text:p>Maxwell ringlet in Maxwell Gap</text:p>
          </table:table-cell>
          <table:table-cell office:value-type="string">
            <text:p>[23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3 </text:p>
          </table:table-cell>
          <table:table-cell/>
        </table:table-row>
        <table:table-row table:style-name="ro2">
          <table:table-cell office:value-type="string">
            <text:p>Maxwell ringlet in Maxwell Gap</text:p>
          </table:table-cell>
          <table:table-cell office:value-type="string">
            <text:p>[23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1">
          <table:table-cell office:value-type="string">
            <text:p><text:s text:c="5"/>Average Maxwell ringlet <text:span text:style-name="T1">E</text:span><text:span text:style-name="T2">p</text:span><text:span text:style-name="T1">'s</text:span></text:p>
          </table:table-cell>
          <table:table-cell office:value-type="string">
            <text:p>[23] </text:p>
          </table:table-cell>
          <table:table-cell office:value-type="string">
            <text:p>1.452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2">
          <table:table-cell office:value-type="string">
            <text:p>Outer Edge C ring</text:p>
          </table:table-cell>
          <table:table-cell office:value-type="string">
            <text:p>[22] <text:s/></text:p>
          </table:table-cell>
          <table:table-cell office:value-type="string">
            <text:p>1.526 </text:p>
          </table:table-cell>
          <table:table-cell office:value-type="string">
            <text:p>7,∞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Inner Edge B ring</text:p>
          </table:table-cell>
          <table:table-cell/>
          <table:table-cell office:value-type="string">
            <text:p>1.526 </text:p>
          </table:table-cell>
          <table:table-cell table:number-columns-repeated="3"/>
        </table:table-row>
        <table:table-row table:style-name="ro2">
          <table:table-cell office:value-type="string">
            <text:p>Outer Edge B ring</text:p>
          </table:table-cell>
          <table:table-cell/>
          <table:table-cell office:value-type="string">
            <text:p>1.950 </text:p>
          </table:table-cell>
          <table:table-cell table:number-columns-repeated="3"/>
        </table:table-row>
        <table:table-row table:style-name="ro3">
          <table:table-cell office:value-type="string">
            <text:p>Huygens ringlet <text:s/>in Huygens Gap</text:p>
          </table:table-cell>
          <table:table-cell office:value-type="string">
            <text:p>[21] </text:p>
          </table:table-cell>
          <table:table-cell office:value-type="string">
            <text:p>1.955<text:span text:style-name="T4">e</text:span> </text:p>
          </table:table-cell>
          <table:table-cell office:value-type="string">
            <text:p>6,13</text:p>
          </table:table-cell>
          <table:table-cell office:value-type="string">
            <text:p><text:s text:c="6"/>2398.9 </text:p>
          </table:table-cell>
          <table:table-cell/>
        </table:table-row>
        <table:table-row table:style-name="ro3">
          <table:table-cell office:value-type="string">
            <text:p>Laplace ringlet in Laplace Gap</text:p>
          </table:table-cell>
          <table:table-cell office:value-type="string">
            <text:p>[20] </text:p>
          </table:table-cell>
          <table:table-cell office:value-type="string">
            <text:p>1.992<text:span text:style-name="T4">e</text:span> </text:p>
          </table:table-cell>
          <table:table-cell office:value-type="string">
            <text:p>6,12</text:p>
          </table:table-cell>
          <table:table-cell office:value-type="string">
            <text:p><text:s text:c="6"/>2286.2 </text:p>
          </table:table-cell>
          <table:table-cell/>
        </table:table-row>
        <table:table-row table:style-name="ro2">
          <table:table-cell office:value-type="string">
            <text:p>Inner Edge A ring</text:p>
          </table:table-cell>
          <table:table-cell office:value-type="string">
            <text:p>[1] </text:p>
          </table:table-cell>
          <table:table-cell office:value-type="string">
            <text:p>2.030 </text:p>
          </table:table-cell>
          <table:table-cell office:value-type="string">
            <text:p>7,∞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[2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[2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4 </text:p>
          </table:table-cell>
          <table:table-cell/>
        </table:table-row>
        <table:table-row table:style-name="ro1">
          <table:table-cell office:value-type="string">
            <text:p><text:s text:c="5"/>Average <text:s/>Pan <text:span text:style-name="T1">E</text:span><text:span text:style-name="T2">p</text:span>'s </text:p>
          </table:table-cell>
          <table:table-cell office:value-type="string">
            <text:p>[2] </text:p>
          </table:table-cell>
          <table:table-cell office:value-type="string">
            <text:p>2.217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2">
          <table:table-cell office:value-type="string">
            <text:p>Daphnis and Keeler Gap</text:p>
          </table:table-cell>
          <table:table-cell office:value-type="string">
            <text:p>[3] </text:p>
          </table:table-cell>
          <table:table-cell office:value-type="string">
            <text:p>2.265 </text:p>
          </table:table-cell>
          <table:table-cell office:value-type="string">
            <text:p>7,20</text:p>
          </table:table-cell>
          <table:table-cell office:value-type="string">
            <text:p><text:s text:c="6"/>1965.2 </text:p>
          </table:table-cell>
          <table:table-cell/>
        </table:table-row>
        <table:table-row table:style-name="ro2">
          <table:table-cell office:value-type="string">
            <text:p>Outer Edge A ring</text:p>
          </table:table-cell>
          <table:table-cell/>
          <table:table-cell office:value-type="string">
            <text:p>2.270 </text:p>
          </table:table-cell>
          <table:table-cell table:number-columns-repeated="3"/>
        </table:table-row>
        <table:table-row table:style-name="ro2">
          <table:table-cell/>
          <table:table-cell table:style-name="ce1" table:number-columns-repeated="2"/>
          <table:table-cell table:number-columns-repeated="3"/>
        </table:table-row>
        <table:table-row table:style-name="ro3">
          <table:table-cell office:value-type="string">
            <text:p><text:span text:style-name="T4">a</text:span> Indices in Tables 7, 8 and 9 &amp; Figs. 12, 13 and 15.</text:p>
          </table:table-cell>
          <table:table-cell/>
          <table:table-cell table:style-name="ce4"/>
          <table:table-cell/>
          <table:table-cell table:style-name="ce1"/>
          <table:table-cell/>
        </table:table-row>
        <table:table-row table:style-name="ro3">
          <table:table-cell office:value-type="string">
            <text:p><text:span text:style-name="T4">b</text:span><text:span text:style-name="T5"> </text:span><text:span text:style-name="T6">Orbital radii of </text:span>satellites and rings in units of the equatorial radius of Saturn and</text:p>
          </table:table-cell>
          <table:table-cell/>
          <table:table-cell table:style-name="ce4"/>
          <table:table-cell/>
          <table:table-cell table:style-name="ce1"/>
          <table:table-cell/>
        </table:table-row>
        <table:table-row table:style-name="ro2">
          <table:table-cell office:value-type="string">
            <text:p><text:s text:c="2"/>from NASA (2021) except as otherwise noted. These orbital radii are</text:p>
          </table:table-cell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>
            <text:p><text:s text:c="2"/>transformed with Eq. (8) to give (<text:span text:style-name="T1">r/R</text:span><text:span text:style-name="T2">s</text:span>)' values used in Fig. (18). </text:p>
          </table:table-cell>
          <table:table-cell table:style-name="ce1" table:number-columns-repeated="2"/>
          <table:table-cell/>
          <table:table-cell table:style-name="ce1" table:number-columns-repeated="2"/>
        </table:table-row>
        <table:table-row table:style-name="ro3">
          <table:table-cell office:value-type="string">
            <text:p><text:span text:style-name="T4">c</text:span> The quantum numbers that define transitions in the hydrogen atom and photon</text:p>
          </table:table-cell>
          <table:table-cell/>
          <table:table-cell table:style-name="ce4"/>
          <table:table-cell/>
          <table:table-cell table:style-name="ce1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5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